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420F49DF92F16004B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9cm" svg:height="28cm" svg:x="0.019cm" svg:y="0cm">
          <draw:image xlink:href="Pictures/10000201000003C000000420F49DF92F16004B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6.656cm" svg:height="1.931cm" svg:x="7.182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15.057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.05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3:30:04.537884728</meta:creation-date>
    <dc:date>2017-12-10T13:41:00.062243507</dc:date>
    <meta:editing-duration>PT2M36S</meta:editing-duration>
    <meta:editing-cycles>2</meta:editing-cycles>
    <meta:generator>LibreOffice/5.4.1.2$Linux_X86_64 LibreOffice_project/40m0$Build-2</meta:generator>
    <meta:document-statistic meta:object-count="24"/>
  </office:meta>
</office:document-meta>
</file>